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n>1200</mn>
      <mo stretchy="false">⋅</mo>
      <mrow>
        <mo fence="true" stretchy="false">(</mo>
        <mrow>
          <mfrac>
            <mrow>
              <mi>ln</mi>
              <mrow>
                <mo fence="true" stretchy="false">(</mo>
                <mrow>
                  <mfrac>
                    <mrow>
                      <mi mathvariant="italic">Fréquence</mi>
                      <mi mathvariant="italic">note</mi>
                    </mrow>
                    <mrow>
                      <mi mathvariant="italic">Fréquence</mi>
                      <mi mathvariant="italic">note</mi>
                      <mi mathvariant="italic">standard</mi>
                    </mrow>
                  </mfrac>
                </mrow>
                <mo fence="true" stretchy="false">)</mo>
              </mrow>
            </mrow>
            <mrow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  <mo fence="true" stretchy="false">)</mo>
      </mrow>
    </mrow>
    <annotation encoding="StarMath 5.0">1200 cdot ( { ln( {Fréquence note} over {Fréquence note standard} ) } over { ln(2) } )  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41:00.215008312</meta:creation-date>
    <dc:date>2020-04-28T15:50:23.930408588</dc:date>
    <meta:editing-duration>PT9M24S</meta:editing-duration>
    <meta:editing-cycles>1</meta:editing-cycles>
    <meta:generator>LibreOffice/6.3.5.2$Linux_X86_64 LibreOffice_project/30$Build-2</meta:generator>
  </office:meta>
</office:document-meta>
</file>